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ParserConfiguration.StandardParserConfiguration( SymbolTable symbolTable , XMLGrammarPool grammar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ParserConfiguration.checkProperty( String propertyId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tandardParserConfiguration.StandardParser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tandardParserConfiguration.checkFeature( String featureId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tandardParserConfiguration.StandardParserConfiguration(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ParserConfiguration.configurePipelin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tandardParserConfiguration.StandardParserConfiguration( SymbolTable symbolTable , XMLGrammarPool grammarPool , XMLComponentManager parent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